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INEDO ALEGRIA GILMA YRASEM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GILMA YRASEMA PINEDO ALEGRI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NORIEGA VALERA HECT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6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5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13783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1:54:4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